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Our_20_code">
      <style:text-properties fo:language="ru" fo:country="RU"/>
    </style:style>
    <style:style style:name="P6" style:family="paragraph" style:parent-style-name="Heading_20_1">
      <style:text-properties style:font-name="Times New Roman" fo:language="ru" fo:country="RU"/>
    </style:style>
    <style:style style:name="P7" style:family="paragraph" style:parent-style-name="Text_20_body" style:list-style-name="L1">
      <style:text-properties style:font-name="Times New Roman" fo:language="ru" fo:country="RU"/>
    </style:style>
    <style:style style:name="P8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Структура и общий алгоритм функционирования программного обеспечения прибора</text:h>
          </table:table-cell>
        </table:table-row>
        <table:table-row table:style-name="Table1.2">
          <table:table-cell table:style-name="Table1.A2" office:value-type="string">
            <text:p text:style-name="P1">Программное обеспечение (ПО) прибора работает под управлением операционных систем реального времени (ОСРВ) QNX Neutrino и КПДА.00002-01. ПО обеспечивает выполнение алгоритма на приборе с заданным временным тактом, получения удалённого доступа к данным прибора, управление программного обеспечения (ПО) прибора. </text:p>
            <text:p text:style-name="P1">ПО состоит из следующих <text:s/>модулей:</text:p>
            <text:list xml:id="list163978181970276750" text:style-name="L1">
              <text:list-item>
                <text:p text:style-name="P7">Диспетчер расчётных модулей (процессов) DispExemod– обеспечивает автоматическое создание общей областей памяти для внешних переменных расчётных модулей (общая область описывающая массив структур внешних переменных и общая область памяти, хранящая значения внешних переменных), их загрузку, загрузку начального состояния прибора.</text:p>
              </text:list-item>
              <text:list-item>
                <text:p text:style-name="P7">Сервер отладки GdbServer – обеспечивает доступ с клиентского рабочего места (РМ) к переменным прибора, а также управление (пауза, продолжение, завершение) работы ПО прибора.</text:p>
              </text:list-item>
              <text:list-item>
                <text:p text:style-name="P7">Расчётные модули – обеспечивают обработку переменных прибора согласно алгоритму, заложенному в исходной расчётной схеме. Исполняемый код расчетных модулей <text:s/>собирается на основе Си-кода, сгенерированного генератором кода ПК «МВТУ».</text:p>
              </text:list-item>
            </text:list>
            <text:p text:style-name="P1">ПО прибора может функционировать в двух режимах:</text:p>
            <text:list xml:id="list229601861015023740" text:style-name="L2">
              <text:list-item>
                <text:p text:style-name="P8">штатном;</text:p>
              </text:list-item>
              <text:list-item>
                <text:p text:style-name="P8">отладочном.</text:p>
              </text:list-item>
            </text:list>
            <text:p text:style-name="P1">Отличия этих режимов состоят в том, что в отладочном режиме можно получить удалённый доступ к переменным и управлять расчётом через оболочку SimInTech (ПК «МВТУ-4»). В штатном режиме удалённое управление и доступ к переменным невозможен.</text:p>
            <text:p text:style-name="P1">К режиму отладки относится код только сервера обмена данными GdbServer. В штатном режиме вы можете его не копировать (или удалить с прибора). Всё остальное остаётся без изменений. В обязательном порядке необходимы кроме исполняемых файлов ещё и файлы описания внешних переменных расчётных модулей</text:p>
            <text:p text:style-name="P5">*.extvars.table</text:p>
            <text:p text:style-name="P1">и файл конфигурации загрузки</text:p>
            <text:p text:style-name="P5">default.conf</text:p>
            <text:p text:style-name="P1">потому что по ним формируется рабочая область памяти при загрузке диспетчера расчётных модулей. Остальное (GdbServer и файлы *.intvars.table) - можно удалить, если этих компонентов нет на приборе, то доступ извне к константам и состояниям невозможен. Для запуска ПО в штатном режиме расчётные модули и диспетчер пересобирать не нужно.</text:p>
            <text:p text:style-name="P4"><text:span text:style-name="T1">Для того чтобы ничего не выводилось в консоль, необходимо запустисть диспетчер расчётных модулей с выводом в нулевое </text:span><text:span text:style-name="T1">устройство:</text:span></text:p>
            <text:p text:style-name="P5">DispExemod &gt; /dev/null или же <text:s/>DispExemod &gt; / dev / nul 2&gt;&amp;1 &amp;</text:p>
            <text:p text:style-name="P1">Алгоритм функционирования ПО прибора:</text:p>
            <text:p text:style-name="P2"><text:soft-page-break/><draw:frame draw:style-name="fr1" draw:name="graphics1" text:anchor-type="as-char" svg:width="14.85cm" svg:height="29.33cm" draw:z-index="0"><draw:image xlink:href="../_images/rsp-1-ris-1.png" xlink:type="simple" xlink:show="embed" xlink:actuate="onLoad"/></draw:frame></text:p>
            <text:p text:style-name="P1">Структура и взаимосвязи ПО прибора:</text:p>
            <text:p text:style-name="P2"><text:soft-page-break/><draw:frame draw:style-name="fr2" draw:name="graphics2" text:anchor-type="as-char" svg:width="20.729cm" svg:height="15.67cm" draw:z-index="1"><draw:image xlink:href="../_images/rsp-1-ris-2.png" xlink:type="simple" xlink:show="embed" xlink:actuate="onLoad"/></draw:frame></text:p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руктура и общий алгоритм функционирования программного обеспечения прибора</dc:title>
    <dc:date>2016-02-20T11:05:54.62</dc:date>
    <meta:generator>OpenOffice/4.1.1$Win32 OpenOffice.org_project/411m6$Build-9775</meta:generator>
    <meta:editing-duration>PT4H43M16S</meta:editing-duration>
    <meta:editing-cycles>97</meta:editing-cycles>
    <dc:creator>ILYA KUBENSKIY</dc:creator>
    <meta:document-statistic meta:table-count="1" meta:image-count="2" meta:object-count="0" meta:page-count="3" meta:paragraph-count="21" meta:word-count="321" meta:character-count="2409"/>
    <meta:user-defined meta:name="Поле 1"/>
    <meta:user-defined meta:name="Поле 2"/>
    <meta:user-defined meta:name="Поле 3"/>
    <meta:user-defined meta:name="Поле 4"/>
  </office:meta>
</office:document-meta>
</file>